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cf2" officeooo:paragraph-rsid="001a1cf2"/>
    </style:style>
    <style:style style:name="P2" style:family="paragraph" style:parent-style-name="Standard">
      <style:text-properties officeooo:rsid="001a1cf2" officeooo:paragraph-rsid="001a5653"/>
    </style:style>
    <style:style style:name="P3" style:family="paragraph" style:parent-style-name="Standard">
      <style:text-properties fo:font-weight="bold" officeooo:rsid="001a1cf2" officeooo:paragraph-rsid="001a1cf2" style:font-weight-asian="bold" style:font-weight-complex="bold"/>
    </style:style>
    <style:style style:name="P4" style:family="paragraph" style:parent-style-name="Standard">
      <style:text-properties fo:font-weight="bold" officeooo:rsid="001a5653" officeooo:paragraph-rsid="001a5653" style:font-weight-asian="bold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a1cf2" officeooo:paragraph-rsid="001a5653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a1cf2" officeooo:paragraph-rsid="001a1cf2"/>
    </style:style>
    <style:style style:name="P7" style:family="paragraph" style:parent-style-name="Standard">
      <style:paragraph-properties fo:margin-left="0in" fo:margin-right="0in" fo:text-indent="0in" style:auto-text-indent="false" fo:padding="0.0291in" fo:border-left="none" fo:border-right="none" fo:border-top="none" fo:border-bottom="0.06pt solid #000000" style:join-border="false"/>
      <style:text-properties officeooo:rsid="001a1cf2" officeooo:paragraph-rsid="001a1cf2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officeooo:rsid="001a1cf2" officeooo:paragraph-rsid="001a1cf2" style:font-weight-asian="bold" style:font-weight-complex="bold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a5653" officeooo:paragraph-rsid="001a5653"/>
    </style:style>
    <style:style style:name="P10" style:family="paragraph" style:parent-style-name="Standard">
      <style:text-properties fo:font-weight="bold" officeooo:rsid="001a5653" officeooo:paragraph-rsid="001a5653" style:font-weight-asian="bold" style:font-weight-complex="bold"/>
    </style:style>
    <style:style style:name="P11" style:family="paragraph" style:parent-style-name="Standard">
      <style:text-properties fo:font-weight="bold" officeooo:rsid="001a5653" officeooo:paragraph-rsid="001a1cf2" style:font-weight-asian="bold" style:font-weight-complex="bold"/>
    </style:style>
    <style:style style:name="P12" style:family="paragraph" style:parent-style-name="Standard">
      <style:text-properties officeooo:rsid="001a1cf2" officeooo:paragraph-rsid="001a1cf2"/>
    </style:style>
    <style:style style:name="T1" style:family="text">
      <style:text-properties officeooo:rsid="001a56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mmary of reports since ~ August 2012 </text:p>
      <text:p text:style-name="P3"/>
      <text:p text:style-name="P8"/>
      <text:p text:style-name="P4">2012 </text:p>
      <text:p text:style-name="P2"/>
      <text:p text:style-name="P1"><text:a xlink:type="simple" xlink:href="http://atomcool.rice.edu/atomwiki/index.php/Notebooks:App3/2012/August_Week4">http://atomcool.rice.edu/atomwiki/index.php/Notebooks:App3/2012/August_Week4</text:a> </text:p>
      <text:p text:style-name="P5">- First trials of evaporation </text:p>
      <text:p text:style-name="P1"/>
      <text:p text:style-name="P1"><text:a xlink:type="simple" xlink:href="http://atomcool.rice.edu/atomwiki/index.php/Notebooks:App3/2012/September_Week2">http://atomcool.rice.edu/atomwiki/index.php/Notebooks:App3/2012/September_Week2</text:a> </text:p>
      <text:p text:style-name="P5">- Loss rates in ODT for different fields </text:p>
      <text:p text:style-name="P1"/>
      <text:p text:style-name="P1"><text:a xlink:type="simple" xlink:href="http://atomcool.rice.edu/atomwiki/index.php/Notebooks:App3/2012/September_Week3">http://atomcool.rice.edu/atomwiki/index.php/Notebooks:App3/2012/September_Week3</text:a> </text:p>
      <text:p text:style-name="P5">- <text:span text:style-name="T1">Example of what happens if sample is pushed with green in the absence of gradient cancellation </text:span></text:p>
      <text:p text:style-name="P1"/>
      <text:p text:style-name="P1"><text:a xlink:type="simple" xlink:href="http://atomcool.rice.edu/atomwiki/index.php/Notebooks:App3/2012/September_Week4">http://atomcool.rice.edu/atomwiki/index.php/Notebooks:App3/2012/September_Week4</text:a> </text:p>
      <text:p text:style-name="P6">- <text:span text:style-name="T1">ODT position as a function of temperature in the lab</text:span></text:p>
      <text:p text:style-name="P1"/>
      <text:p text:style-name="P1"><text:a xlink:type="simple" xlink:href="http://atomcool.rice.edu/atomwiki/index.php/Notebooks:App3/2012/October_Week3">http://atomcool.rice.edu/atomwiki/index.php/Notebooks:App3/2012/October_Week3</text:a> </text:p>
      <text:p text:style-name="P6">- <text:span text:style-name="T1">Calibration of magnetic field with the 1-2 splitting RF</text:span></text:p>
      <text:p text:style-name="P1"/>
      <text:p text:style-name="P1"><text:a xlink:type="simple" xlink:href="http://atomcool.rice.edu/atomwiki/index.php/Notebooks:App3/2012/November_Week1">http://atomcool.rice.edu/atomwiki/index.php/Notebooks:App3/2012/November_Week1</text:a> </text:p>
      <text:p text:style-name="P6">- <text:span text:style-name="T1">Humidity dependence of trichroic green reflectivity</text:span></text:p>
      <text:p text:style-name="P6"/>
      <text:p text:style-name="P7"/>
      <text:p text:style-name="P4">2013</text:p>
      <text:p text:style-name="P1"/>
      <text:p text:style-name="P1"><text:a xlink:type="simple" xlink:href="http://atomcool.rice.edu/atomwiki/index.php/Notebooks:App3/2013/February_Week2">http://atomcool.rice.edu/atomwiki/index.php/Notebooks:App3/2013/February_Week2</text:a> </text:p>
      <text:p text:style-name="P6">- <text:span text:style-name="T1">Calibration of the field gradient for levitation</text:span></text:p>
      <text:p text:style-name="P1"/>
      <text:p text:style-name="P1"><text:a xlink:type="simple" xlink:href="http://atomcool.rice.edu/atomwiki/index.php/Notebooks:App3/2013/February_Week3">http://atomcool.rice.edu/atomwiki/index.php/Notebooks:App3/2013/February_Week3</text:a> </text:p>
      <text:p text:style-name="P6">- <text:span text:style-name="T1">Nice oscillations on the RF 1-2 transition</text:span></text:p>
      <text:p text:style-name="P1"/>
      <text:p text:style-name="P1"><text:a xlink:type="simple" xlink:href="http://atomcool.rice.edu/atomwiki/index.php/Notebooks:App3/2013/May_Week2">http://atomcool.rice.edu/atomwiki/index.php/Notebooks:App3/2013/May_Week2</text:a> </text:p>
      <text:p text:style-name="P6">- <text:span text:style-name="T1">Preliminary results with picomotor</text:span></text:p>
      <text:p text:style-name="P1"/>
      <text:p text:style-name="P1"><text:a xlink:type="simple" xlink:href="http://atomcool.rice.edu/atomwiki/index.php/Notebooks:App3/2013/May_Week3">http://atomcool.rice.edu/atomwiki/index.php/Notebooks:App3/2013/May_Week3</text:a> </text:p>
      <text:p text:style-name="P6">- <text:span text:style-name="T1">More picomotor results, these look a lot better</text:span></text:p>
      <text:p text:style-name="P1"/>
      <text:p text:style-name="P1"><text:a xlink:type="simple" xlink:href="http://atomcool.rice.edu/atomwiki/index.php/Notebooks:App3/2013/August_Week2">http://atomcool.rice.edu/atomwiki/index.php/Notebooks:App3/2013/August_Week2</text:a> </text:p>
      <text:p text:style-name="P6">- <text:span text:style-name="T1">Bragg data as a function of hold time in the lattice</text:span></text:p>
      <text:p text:style-name="P1"/>
      <text:p text:style-name="P1"><text:a xlink:type="simple" xlink:href="http://atomcool.rice.edu/atomwiki/index.php/Notebooks:App3/2013/August_Week3">http://atomcool.rice.edu/atomwiki/index.php/Notebooks:App3/2013/August_Week3</text:a> </text:p>
      <text:p text:style-name="P1"><text:a xlink:type="simple" xlink:href="http://atomcool.rice.edu/atomwiki/index.php/Notebooks:App3/2013/August_Week4">http://atomcool.rice.edu/atomwiki/index.php/Notebooks:App3/2013/August_Week4</text:a> </text:p>
      <text:p text:style-name="P6">- <text:span text:style-name="T1">Schematic that explains the rocking curve</text:span></text:p>
      <text:p text:style-name="P1"/>
      <text:p text:style-name="P2"><text:a xlink:type="simple" xlink:href="http://atomcool.rice.edu/atomwiki/index.php/Notebooks:App3/2013/September_Week2">http://atomcool.rice.edu/atomwiki/index.php/Notebooks:App3/2013/September_Week2</text:a></text:p>
      <text:p text:style-name="P5">- <text:span text:style-name="T1">Basic results on Bragg detuning <text:s/></text:span></text:p>
      <text:p text:style-name="P1"><text:soft-page-break/></text:p>
      <text:p text:style-name="P1"><text:a xlink:type="simple" xlink:href="http://atomcool.rice.edu/atomwiki/index.php/Notebooks:App3/2013/September_Week3">http://atomcool.rice.edu/atomwiki/index.php/Notebooks:App3/2013/September_Week3</text:a> </text:p>
      <text:p text:style-name="P6">- <text:s/><text:span text:style-name="T1">Estimations, and illustration of the angle shift due to the tilt of the top lattice beam</text:span></text:p>
      <text:p text:style-name="P1"/>
      <text:p text:style-name="P1"><text:a xlink:type="simple" xlink:href="http://atomcool.rice.edu/atomwiki/index.php/Notebooks:App3/2013/November_Week2">http://atomcool.rice.edu/atomwiki/index.php/Notebooks:App3/2013/November_Week2</text:a> </text:p>
      <text:p text:style-name="P6">- <text:span text:style-name="T1">Bragg AO setup for double kill (quickly kill both states 1 and 2)</text:span></text:p>
      <text:p text:style-name="P6"/>
      <text:p text:style-name="P7"/>
      <text:p text:style-name="P11">2014 </text:p>
      <text:p text:style-name="P1"/>
      <text:p text:style-name="P1"><text:a xlink:type="simple" xlink:href="http://atomcool.rice.edu/atomwiki/index.php/Notebooks:App3/2014/January_Week3">http://atomcool.rice.edu/atomwiki/index.php/Notebooks:App3/2014/January_Week3</text:a> </text:p>
      <text:p text:style-name="P6">- <text:span text:style-name="T1">Heating data in a 5.5 Er uncompensated lattice</text:span></text:p>
      <text:p text:style-name="P6">- <text:span text:style-name="T1">Shows how results can be sensitive to slight differences in alignment. <text:s/>Shows before and after checking retro beams </text:span></text:p>
      <text:p text:style-name="P1"/>
      <text:p text:style-name="P1"><text:a xlink:type="simple" xlink:href="http://atomcool.rice.edu/atomwiki/index.php/Notebooks:App3/2014/January_Week4">http://atomcool.rice.edu/atomwiki/index.php/Notebooks:App3/2014/January_Week4</text:a> </text:p>
      <text:p text:style-name="P6">- <text:span text:style-name="T1">Some round trip data. <text:s text:c="2"/>A first exploration of 'cooling in the lattice'. <text:s/>There is heating in the lattice data for 5.5 Er and 7 Er</text:span></text:p>
      <text:p text:style-name="P1"/>
      <text:p text:style-name="P1"><text:a xlink:type="simple" xlink:href="http://atomcool.rice.edu/atomwiki/index.php/Notebooks:App3/2014/February_Week3">http://atomcool.rice.edu/atomwiki/index.php/Notebooks:App3/2014/February_Week3</text:a> </text:p>
      <text:p text:style-name="P6">- <text:span text:style-name="T1">Material that was presented at the APS talk</text:span></text:p>
      <text:p text:style-name="P6">- <text:span text:style-name="T1">Also some insitu measurements as a function of green (dens, double occ) </text:span></text:p>
      <text:p text:style-name="P1"/>
      <text:p text:style-name="P1"><text:a xlink:type="simple" xlink:href="http://atomcool.rice.edu/atomwiki/index.php/Notebooks:App3/2014/March_Week1">http://atomcool.rice.edu/atomwiki/index.php/Notebooks:App3/2014/March_Week1</text:a> </text:p>
      <text:p text:style-name="P6">- <text:span text:style-name="T1">Vary Bragg lock Er <text:s/>(This one is very useful, to show how a deeper lock does not work well )</text:span></text:p>
      <text:p text:style-name="P1"/>
      <text:p text:style-name="P1"><text:a xlink:type="simple" xlink:href="http://atomcool.rice.edu/atomwiki/index.php/Notebooks:App3/2014/March_Week2">http://atomcool.rice.edu/atomwiki/index.php/Notebooks:App3/2014/March_Week2</text:a> </text:p>
      <text:p text:style-name="P6">- <text:span text:style-name="T1">More heating data </text:span></text:p>
      <text:p text:style-name="P1"/>
      <text:p text:style-name="P1"><text:a xlink:type="simple" xlink:href="http://atomcool.rice.edu/atomwiki/index.php/Notebooks:App3/2014/March_Week3">http://atomcool.rice.edu/atomwiki/index.php/Notebooks:App3/2014/March_Week3</text:a> </text:p>
      <text:p text:style-name="P6">- <text:span text:style-name="T1">Another attempt at 'cooling in the lattice'</text:span></text:p>
      <text:p text:style-name="P1"/>
      <text:p text:style-name="P1"><text:a xlink:type="simple" xlink:href="http://atomcool.rice.edu/atomwiki/index.php/Notebooks:App3/2014/April_Week4">http://atomcool.rice.edu/atomwiki/index.php/Notebooks:App3/2014/April_Week4</text:a> </text:p>
      <text:p text:style-name="P6">- <text:span text:style-name="T1">In-situ density measurements as a function of green compensation. <text:s text:c="2"/>This ones are hard to interpret, because pressumably densities that have to differ too much from the starting point cannot be assumed to be in equilibrium </text:span></text:p>
      <text:p text:style-name="P1"/>
      <text:p text:style-name="P9"/>
      <text:p text:style-name="P1"/>
      <text:p text:style-name="P1">########################################## </text:p>
      <text:p text:style-name="P1">ALREADY IN THESIS </text:p>
      <text:p text:style-name="P1">########################################## </text:p>
      <text:p text:style-name="P1"/>
      <text:p text:style-name="P1"><text:a xlink:type="simple" xlink:href="http://atomcool.rice.edu/atomwiki/index.php/Notebooks:App3/2013/October_Week1">http://atomcool.rice.edu/atomwiki/index.php/Notebooks:App3/2013/October_Week1</text:a> </text:p>
      <text:p text:style-name="P6">- <text:span text:style-name="T1">Double occpancy sweeks and suppression of light scattering. <text:s text:c="2"/>( The suppression of light scattering did not make it into the thesis after all (yet) ) </text:span></text:p>
      <text:p text:style-name="P1"/>
      <text:p text:style-name="P1"><text:a xlink:type="simple" xlink:href="http://atomcool.rice.edu/atomwiki/index.php/Notebooks:App3/2013/October_Week4">http://atomcool.rice.edu/atomwiki/index.php/Notebooks:App3/2013/October_Week4</text:a> </text:p>
      <text:p text:style-name="P6"><text:soft-page-break/>- <text:span text:style-name="T1">Double occupancy, <text:s/>finding the proper scattering lengths that mark the point of association and dissociation. <text:s text:c="2"/>This actually did not make it into the final thesis either. </text:span></text:p>
      <text:p text:style-name="P1"/>
      <text:p text:style-name="P1"><text:a xlink:type="simple" xlink:href="http://atomcool.rice.edu/atomwiki/index.php/Notebooks:App3/2013/November_Week1">http://atomcool.rice.edu/atomwiki/index.php/Notebooks:App3/2013/November_Week1</text:a> </text:p>
      <text:p text:style-name="P6">- <text:span text:style-name="T1">Lifetime of double occupancies.</text:span></text:p>
      <text:p text:style-name="P1"/>
      <text:p text:style-name="P1"><text:a xlink:type="simple" xlink:href="http://atomcool.rice.edu/atomwiki/index.php/Notebooks:App3/2013/December_Week3">http://atomcool.rice.edu/atomwiki/index.php/Notebooks:App3/2013/December_Week3</text:a> </text:p>
      <text:p text:style-name="P6">- <text:span text:style-name="T1">In-situ measurements of double occupancy in uncompensated/compensated sample. <text:s/>Varied the atom number in the uncompensated one. </text:span></text:p>
      <text:p text:style-name="P1"/>
      <text:p text:style-name="P1"><text:a xlink:type="simple" xlink:href="http://atomcool.rice.edu/atomwiki/index.php/Notebooks:App3/2013/September_Week4">http://atomcool.rice.edu/atomwiki/index.php/Notebooks:App3/2013/September_Week4</text:a> </text:p>
      <text:p text:style-name="P6">- <text:span text:style-name="T1">Bragg 100 data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6:21:38.334112574</meta:creation-date>
    <dc:date>2014-10-22T12:22:50.904689748</dc:date>
    <meta:editing-duration>PT16M55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3" meta:paragraph-count="64" meta:word-count="411" meta:character-count="4446" meta:non-whitespace-character-count="4040"/>
  </office:meta>
</office:document-meta>
</file>